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style:font-name-complex="Liberation Sans"/>
    </style:style>
    <style:style style:name="P2" style:family="paragraph" style:parent-style-name="Standard">
      <style:text-properties style:font-name="Liberation Sans" fo:font-style="italic" style:font-style-asian="italic" style:font-name-complex="Liberation Sans"/>
    </style:style>
    <style:style style:name="P3" style:family="paragraph" style:parent-style-name="Heading">
      <style:text-properties style:font-name-complex="Liberation Sans"/>
    </style:style>
    <style:style style:name="P4" style:family="paragraph" style:parent-style-name="Heading">
      <style:text-properties officeooo:paragraph-rsid="0010df0a" style:font-name-complex="Liberation Sans"/>
    </style:style>
    <style:style style:name="P5" style:family="paragraph" style:parent-style-name="Heading">
      <style:text-properties officeooo:paragraph-rsid="0015f6d8" style:font-name-complex="Liberation Sans"/>
    </style:style>
    <style:style style:name="P6" style:family="paragraph" style:parent-style-name="Heading">
      <style:text-properties officeooo:paragraph-rsid="001722ac" style:font-name-complex="Liberation Sans"/>
    </style:style>
    <style:style style:name="P7" style:family="paragraph" style:parent-style-name="Heading">
      <style:text-properties officeooo:paragraph-rsid="0021b3bc" style:font-name-complex="Liberation Sans"/>
    </style:style>
    <style:style style:name="P8" style:family="paragraph" style:parent-style-name="Heading">
      <style:text-properties officeooo:paragraph-rsid="002b3394" style:font-name-complex="Liberation Sans"/>
    </style:style>
    <style:style style:name="P9" style:family="paragraph" style:parent-style-name="Heading">
      <style:text-properties officeooo:paragraph-rsid="002d15bb" style:font-name-complex="Liberation Sans"/>
    </style:style>
    <style:style style:name="P10" style:family="paragraph" style:parent-style-name="Heading">
      <style:text-properties officeooo:paragraph-rsid="002ecd54" style:font-name-complex="Liberation Sans"/>
    </style:style>
    <style:style style:name="P11" style:family="paragraph" style:parent-style-name="Standard" style:master-page-name="MP0">
      <style:paragraph-properties style:page-number="auto" fo:break-before="page"/>
      <style:text-properties style:font-name="Liberation Sans" style:font-name-complex="Liberation Sans"/>
    </style:style>
    <style:style style:name="P12" style:family="paragraph" style:parent-style-name="Text_20_body">
      <style:text-properties style:font-name="Liberation Sans" officeooo:rsid="0032dde3" officeooo:paragraph-rsid="0032dde3" style:font-name-complex="Liberation Sans"/>
    </style:style>
    <style:style style:name="P13" style:family="paragraph" style:parent-style-name="Text_20_body">
      <style:text-properties style:font-name="Liberation Sans" officeooo:rsid="003437a9" officeooo:paragraph-rsid="003437a9" style:font-name-complex="Liberation Sans"/>
    </style:style>
    <style:style style:name="P14" style:family="paragraph" style:parent-style-name="Text_20_body">
      <style:text-properties style:font-name="Liberation Sans" officeooo:rsid="003555c7" officeooo:paragraph-rsid="003555c7" style:font-name-complex="Liberation Sans"/>
    </style:style>
    <style:style style:name="P15" style:family="paragraph" style:parent-style-name="Text_20_body">
      <style:text-properties officeooo:paragraph-rsid="0032dde3"/>
    </style:style>
    <style:style style:name="P16" style:family="paragraph" style:parent-style-name="Heading_20_1">
      <style:text-properties style:font-name-complex="Liberation Sans"/>
    </style:style>
    <style:style style:name="P17" style:family="paragraph" style:parent-style-name="Heading_20_1">
      <style:text-properties officeooo:paragraph-rsid="0010df0a" style:font-name-complex="Liberation Sans"/>
    </style:style>
    <style:style style:name="T1" style:family="text">
      <style:text-properties officeooo:rsid="0010df0a"/>
    </style:style>
    <style:style style:name="T2" style:family="text">
      <style:text-properties officeooo:rsid="00127fbf"/>
    </style:style>
    <style:style style:name="T3" style:family="text">
      <style:text-properties officeooo:rsid="0015f6d8"/>
    </style:style>
    <style:style style:name="T4" style:family="text">
      <style:text-properties officeooo:rsid="00162cce"/>
    </style:style>
    <style:style style:name="T5" style:family="text">
      <style:text-properties officeooo:rsid="001722ac"/>
    </style:style>
    <style:style style:name="T6" style:family="text">
      <style:text-properties officeooo:rsid="001932ba"/>
    </style:style>
    <style:style style:name="T7" style:family="text">
      <style:text-properties officeooo:rsid="001c88c8"/>
    </style:style>
    <style:style style:name="T8" style:family="text">
      <style:text-properties officeooo:rsid="001d0139"/>
    </style:style>
    <style:style style:name="T9" style:family="text">
      <style:text-properties officeooo:rsid="001f01fd"/>
    </style:style>
    <style:style style:name="T10" style:family="text">
      <style:text-properties officeooo:rsid="0021b3bc"/>
    </style:style>
    <style:style style:name="T11" style:family="text">
      <style:text-properties officeooo:rsid="002264f7"/>
    </style:style>
    <style:style style:name="T12" style:family="text">
      <style:text-properties fo:font-weight="bold" officeooo:rsid="001d0139" style:font-weight-asian="bold" style:font-weight-complex="bold"/>
    </style:style>
    <style:style style:name="T13" style:family="text">
      <style:text-properties officeooo:rsid="00295e63"/>
    </style:style>
    <style:style style:name="T14" style:family="text">
      <style:text-properties officeooo:rsid="002d15bb"/>
    </style:style>
    <style:style style:name="T15" style:family="text">
      <style:text-properties officeooo:rsid="002ecd54"/>
    </style:style>
    <style:style style:name="T16" style:family="text">
      <style:text-properties officeooo:rsid="0031d20c"/>
    </style:style>
    <style:style style:name="T17" style:family="text">
      <style:text-properties style:font-name="Liberation Sans" officeooo:rsid="0032dde3" style:font-name-complex="Liberation Sans"/>
    </style:style>
    <style:style style:name="T18" style:family="text">
      <style:text-properties style:font-name="Liberation Sans" fo:font-size="11pt" officeooo:rsid="0032dde3" style:font-name-complex="Liberation Sans"/>
    </style:style>
    <style:style style:name="T19" style:family="text">
      <style:text-properties fo:font-size="11pt"/>
    </style:style>
    <style:style style:name="T20" style:family="text">
      <style:text-properties fo:font-size="11pt" officeooo:rsid="003437a9"/>
    </style:style>
    <style:style style:name="T21" style:family="text">
      <style:text-properties officeooo:rsid="003437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nalysis of Algorithms</text:p>
      <text:p text:style-name="P1">[your name]</text:p>
      <text:p text:style-name="P1">CS 221</text:p>
      <text:p text:style-name="P1"/>
      <text:p text:style-name="P2">Defend all answers based on specific references to the code. <text:span text:style-name="T8">Do not count return statements or initialization of method arguments. </text:span>You are <text:span text:style-name="T12">strongly</text:span> encouraged to <text:span text:style-name="T9">walk through algorithms in the debugger and to </text:span>add statement-counting code to given methods to test <text:span text:style-name="T8">and refine your analysis. All growth functions must be in simplified t(n) = ____ format and order must be presented in proper big-O notation.</text:span></text:p>
      <text:h text:style-name="P16" text:outline-level="1">Algorithm: find()</text:h>
      <text:p text:style-name="Heading"><text:span text:style-name="T3">Minimum Statements. </text:span>How many statements would be executed in a call to find() when the array size is zero (n == 0)?</text:p>
      <text:p text:style-name="P12">3</text:p>
      <text:p text:style-name="Heading"><text:span text:style-name="T3">Best Case Scenario. Under what conditions would the minimum possible number of loop iterations be executed for an array where n is large? Where would the target element be located in the array? </text:span>What is <text:span text:style-name="T6">the growth function under these conditions</text:span>?</text:p>
      <text:p text:style-name="P12">1, 0, t(n) = 5</text:p>
      <text:p text:style-name="P5"><text:span text:style-name="T3">Worst Case Scenario. Under what conditions would the maximum number of loop iterations be executed for an array where n is large? What would be necessary such that the loop cannot exit early? </text:span>What is the <text:span text:style-name="T3">growth function under these conditions</text:span>?</text:p>
      <text:p text:style-name="P15"><text:span text:style-name="T17">N, value does not exist or is the last value in the array, </text:span><text:span text:style-name="T18">t(n) = n</text:span></text:p>
      <text:p text:style-name="P7"><text:span text:style-name="T3">Expected Average Case Scenario. </text:span>Assuming <text:span text:style-name="T2">a randomly ordered array of unique elements and the</text:span> target element <text:span text:style-name="T7">is</text:span> in the array,<text:span text:style-name="T10"> where would a target element be located on average? W</text:span>hat is the expected average number of <text:span text:style-name="T13">loop iterations</text:span> for a call to find()? <text:span text:style-name="T13">What is the average growth function under these conditions?</text:span></text:p>
      <text:p text:style-name="P12">(1<text:span text:style-name="T21">+</text:span>n)/2, (1<text:span text:style-name="T21">+</text:span>n)/2, <text:span text:style-name="T19">t(n) = (1</text:span><text:span text:style-name="T20">+</text:span><text:span text:style-name="T19">n)/2</text:span></text:p>
      <text:p text:style-name="P3">What is the <text:span text:style-name="T4">runtime order (big-O)</text:span> of find() <text:span text:style-name="T10">based on the above growth functions</text:span>?</text:p>
      <text:p text:style-name="P12">O(n)</text:p>
      <text:h text:style-name="P17" text:outline-level="1">Algorithm: <text:span text:style-name="T1">replaceAll</text:span>()</text:h>
      <text:p text:style-name="P4"><text:span text:style-name="T3">Minimum Statements. </text:span>How many statements would be executed in a call to <text:span text:style-name="T1">replaceAll</text:span>() when the array size is zero (n == 0)?</text:p>
      <text:p text:style-name="P13">5</text:p>
      <text:p text:style-name="P5"><text:soft-page-break/><text:span text:style-name="T3">Best Case Scenario. Under what conditions would the minimum number of replaceAll() loop iterations be executed for an array where n is large? What would cause the replaceAll() loop to never iterate even if n is large? What is the cost of the find() call(s) under these conditions? </text:span>What is the <text:span text:style-name="T14">total growth function under these conditions</text:span>?</text:p>
      <text:p text:style-name="P13">oldValue does not exist in the array or exists at the first index in the array. oldValue does not exist in the array. Looping over the entire array for every value. t(n) = n*n = n^2 </text:p>
      <text:p text:style-name="P8"><text:span text:style-name="T3">Worst Case Scenario. Assuming newValue and oldValue are not equal, under what conditions would the maximum number of replaceAll() loop iterations be executed for an array where n is large? Note that every call to find() inside the replaceAll() loop is guaranteed to iterate a different number of times, so what would the average number of find() loop iterations be?</text:span>What is the <text:span text:style-name="T14">total growth function under these conditions</text:span>? </text:p>
      <text:p text:style-name="P13">(1+n), t(n) = n + n^2</text:p>
      <text:p text:style-name="P4"><text:span text:style-name="T3">Expected Average Case Scenario. </text:span>Assuming <text:span text:style-name="T2">a randomly ordered array of unique elements and oldValue is a value i</text:span>n the array, <text:span text:style-name="T16">how many replaceAll() loop iterations will occur? How many loop iterations in calls to find()? W</text:span>hat is the expected <text:span text:style-name="T14">average </text:span>growth function for a call to <text:span text:style-name="T1">replaceAll</text:span>()?</text:p>
      <text:p text:style-name="P13">(1+n)/2, (1+n), t(n) = (1+n)^2 / 2</text:p>
      <text:p text:style-name="P4">What is the <text:span text:style-name="T4">runtime order (big-O)</text:span> of <text:span text:style-name="T1">replaceAll</text:span>() <text:span text:style-name="T11">based on the above growth functions</text:span>?</text:p>
      <text:p text:style-name="P13">O(n^2)</text:p>
      <text:h text:style-name="P17" text:outline-level="1">Algorithm: sortIt()</text:h>
      <text:p text:style-name="P3"><text:span text:style-name="T4">Minimum Statements. </text:span>How many statements would be executed in a call to sortIt() when the array size is zero (n == 0) <text:span text:style-name="T2">or one (n == 1)</text:span>?</text:p>
      <text:p text:style-name="P13">3</text:p>
      <text:p text:style-name="P9"><text:span text:style-name="T3">Best Case Scenario. The sortIt() outer loop depends only on n, but the inner loop is sensitive to the ordering of elements in the array and the current index of the outer loop. Under what conditions would the minimum number of inner loop iterations occur when n is large? </text:span>What is the <text:span text:style-name="T3">growth function under these conditions</text:span>?</text:p>
      <text:p text:style-name="P13">The array is equal or already sorted, causing the while loop not to fire. t(n) = n</text:p>
      <text:p text:style-name="P10"><text:span text:style-name="T3">Worst Case Scenario. The sortIt() outer loop depends only on n, but the inner loop is sensitive to the ordering of elements in the array and the current index of the outer loop. Under what conditions would the maximum number of inner loop iterations occur for an array where n is large? What is the average number of inner loop iterations per outer loop iteration? </text:span>What is the <text:span text:style-name="T4">growth function under these conditions</text:span>?</text:p>
      <text:p text:style-name="P14">The array is sorted in reverse causing the loop to fire index times each loop. (1+n)/2. t(n) = (n+n^2)/2</text:p>
      <text:p text:style-name="P6"><text:soft-page-break/><text:span text:style-name="T3">Expected Average Case Scenario. </text:span>Assuming <text:span text:style-name="T2">a random array of unique elements</text:span>, what is the expected average number of <text:span text:style-name="T15">inner loop iterations per outer loop iteration? How does it compare to the worst case? What is the growth function under these conditions</text:span>?</text:p>
      <text:p text:style-name="P14">(1+n)/4, half of the worst case t(n) = (n+n^2)/4</text:p>
      <text:p text:style-name="P3">What is the <text:span text:style-name="T5">runtime order (big-O)</text:span> of sortIt() <text:span text:style-name="T11">based on the above growth functions</text:span>?</text:p>
      <text:p text:style-name="P14">O(n^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writing-mode="lr-tb"/>
      <style:text-properties style:font-name="Liberation Sans" fo:font-family="'Liberation Sans'" style:font-family-generic="swiss" style:font-pitch="variable" fo:font-size="12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writing-mode="lr-tb"/>
      <style:text-properties style:font-name="Liberation Sans1" fo:font-family="'Liberation Sans'" style:font-style-name="Regular" style:font-family-generic="swiss" style:font-pitch="variable" fo:font-size="11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loext:contextual-spacing="false" fo:text-align="center" style:justify-single-word="false" fo:hyphenation-ladder-count="no-limit"/>
      <style:text-properties fo:font-size="18pt" style:font-size-asian="18pt" style:font-size-complex="1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meta:creation-date>2015-05-16T15:10:00Z</meta:creation-date>
    <dc:date>2020-12-15T08:11:52.728332530</dc:date>
    <meta:editing-cycles>34</meta:editing-cycles>
    <meta:editing-duration>PT19H45M50S</meta:editing-duration>
    <meta:document-statistic meta:table-count="0" meta:image-count="0" meta:object-count="0" meta:page-count="3" meta:paragraph-count="37" meta:word-count="794" meta:character-count="4565" meta:non-whitespace-character-count="3806"/>
    <meta:template xlink:type="simple" xlink:actuate="onRequest" xlink:title="" xlink:href="Normal.dotm"/>
  </office:meta>
</office:document-meta>
</file>